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officeooo:rsid="001f802e" officeooo:paragraph-rsid="001f802e" style:font-size-asian="12.25pt" style:font-size-complex="14pt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officeooo:rsid="001f802e" officeooo:paragraph-rsid="001f802e" style:font-size-asian="12.25pt" style:font-size-complex="14pt"/>
    </style:style>
    <style:style style:name="T1" style:family="text">
      <style:text-properties fo:font-style="italic" style:text-underline-style="none" style:font-style-asian="italic" style:font-style-complex="itali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Задача: написать телеграмм-бота для работы, с помощью которого будет реализован основной функционал будильника (<text:span text:style-name="T1">школьный проект</text:span>)</text:p>
      <text:p text:style-name="P1"/>
      <text:p text:style-name="P1">Что нужно сделать:</text:p>
      <text:p text:style-name="P1">Приветственное сообщение</text:p>
      <text:p text:style-name="P1">Сообщение со списком доступных команд при вызове /help</text:p>
      <text:p text:style-name="P1">Добавить кнопки вызова команд для простоты использования бота</text:p>
      <text:p text:style-name="P1">Написать функции обработки команд:</text:p>
      <text:list text:style-name="L1">
        <text:list-item>
          <text:p text:style-name="P2">установка времени срабатывания будильника</text:p>
        </text:list-item>
        <text:list-item>
          <text:p text:style-name="P2">отключение/выключение функции «рассвет» (должно менять значение глобальной переменной на True либо False)</text:p>
        </text:list-item>
        <text:list-item>
          <text:p text:style-name="P2">/start — приветственное сообщение</text:p>
        </text:list-item>
        <text:list-item>
          <text:p text:style-name="P2">/help — глоссарий команд</text:p>
        </text:list-item>
        <text:list-item>
          <text:p text:style-name="P2">установка собственной мелодии (сохранить аудио файл, отправленный пользователем)</text:p>
        </text:list-item>
      </text:list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Arial" fo:font-size="11pt" fo:language="ru" fo:country="RU" style:letter-kerning="false" style:font-name-asian="Arial1" style:font-size-asian="11pt" style:language-asian="en" style:country-asian="U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_20_Spacing" style:display-name="No Spacing" style:family="paragraph" style:parent-style-name="Standard">
      <style:paragraph-properties fo:margin-top="0cm" fo:margin-bottom="0cm" style:contextual-spacing="false" fo:line-height="100%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New 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meta:editing-duration>PT12M35S</meta:editing-duration>
    <dc:date>2024-04-23T17:12:28.360836842</dc:date>
    <meta:editing-cycles>1</meta:editing-cycles>
    <meta:document-statistic meta:table-count="0" meta:image-count="0" meta:object-count="0" meta:page-count="1" meta:paragraph-count="11" meta:word-count="75" meta:character-count="607" meta:non-whitespace-character-count="546"/>
    <meta:template xlink:type="simple" xlink:actuate="onRequest" xlink:title="Normal.dotm" xlink:href=""/>
  </office:meta>
</office:document-meta>
</file>